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ro, one and three or five, six, seven... seven...</text:p>
      <text:p text:style-name="Standard">1,2,3... a,b,c... should not be INCLUDED:)</text:p>
      <text:p text:style-name="Standard">One more test (testing id good) – always! Page1</text:p>
      <text:p text:style-name="P1">Zero, one and three or five, six, seven... seven...</text:p>
      <text:p text:style-name="Standard">1,2,3... a,b,c... should not be INCLUDED:)</text:p>
      <text:p text:style-name="Standard">One more test (testing id good) – always! Page2</text:p>
      <text:p text:style-name="P1">Now some comma, separated, values. Pag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w </meta:initial-creator>
    <meta:creation-date>2013-03-12T09:03:24</meta:creation-date>
    <dc:date>2013-03-18T13:25:34</dc:date>
    <dc:creator>rafalw </dc:creator>
    <meta:editing-duration>PT8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3" meta:paragraph-count="7" meta:word-count="54" meta:character-count="320" meta:non-whitespace-character-count="273"/>
  </office:meta>
</office:document-meta>
</file>